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margin-top="0.494cm" fo:margin-bottom="0.494cm" fo:text-indent="0cm" style:auto-text-indent="false"/>
    </style:style>
    <style:style style:name="P2" style:family="paragraph" style:parent-style-name="內文_20__28_Web_29_">
      <style:paragraph-properties fo:margin-left="0.531cm" fo:margin-right="0cm" fo:margin-top="0.494cm" fo:margin-bottom="0cm" fo:text-indent="0cm" style:auto-text-indent="false"/>
    </style:style>
    <style:style style:name="P3" style:family="paragraph" style:parent-style-name="內文_20__28_Web_29_">
      <style:paragraph-properties fo:margin-left="0.46cm" fo:margin-right="0cm" fo:margin-top="0.494cm" fo:margin-bottom="0cm" fo:text-indent="0.99cm" style:auto-text-indent="false"/>
    </style:style>
    <style:style style:name="P4" style:family="paragraph" style:parent-style-name="內文_20__28_Web_29_">
      <style:paragraph-properties fo:margin-left="0.46cm" fo:margin-right="0cm" fo:margin-top="0.494cm" fo:margin-bottom="0cm" fo:text-indent="0.99cm" style:auto-text-indent="false"/>
      <style:text-properties fo:color="#000000" style:font-name="標楷體" fo:font-size="13.5pt" style:font-name-asian="標楷體" style:font-size-asian="13.5pt" style:font-size-complex="13.5pt"/>
    </style:style>
    <style:style style:name="P5" style:family="paragraph" style:parent-style-name="內文_20__28_Web_29_">
      <style:paragraph-properties fo:margin-left="0.46cm" fo:margin-right="0cm" fo:margin-top="0.494cm" fo:margin-bottom="0cm" fo:text-indent="0.85cm" style:auto-text-indent="false"/>
    </style:style>
    <style:style style:name="P6" style:family="paragraph" style:parent-style-name="內文_20__28_Web_29_">
      <style:paragraph-properties fo:margin-top="0.494cm" fo:margin-bottom="0cm"/>
    </style:style>
    <style:style style:name="P7" style:family="paragraph" style:parent-style-name="內文_20__28_Web_29_">
      <style:paragraph-properties fo:margin-top="0.494cm" fo:margin-bottom="0cm"/>
      <style:text-properties fo:color="#000000" style:font-name="標楷體" fo:font-size="16pt" fo:font-weight="bold" style:font-name-asian="標楷體" style:font-size-asian="16pt" style:font-weight-asian="bold" style:font-size-complex="16pt" style:font-weight-complex="bold"/>
    </style:style>
    <style:style style:name="P8" style:family="paragraph" style:parent-style-name="內文_20__28_Web_29_">
      <style:paragraph-properties fo:margin-left="0cm" fo:margin-right="0cm" fo:margin-top="0.494cm" fo:margin-bottom="0cm" fo:text-indent="1.379cm" style:auto-text-indent="false"/>
    </style:style>
    <style:style style:name="P9" style:family="paragraph" style:parent-style-name="內文_20__28_Web_29_">
      <style:paragraph-properties fo:margin-left="0.46cm" fo:margin-right="0cm" fo:margin-top="0.494cm" fo:margin-bottom="0cm" fo:text-indent="0.921cm" style:auto-text-indent="false"/>
    </style:style>
    <style:style style:name="P10" style:family="paragraph" style:parent-style-name="內文_20__28_Web_29_">
      <style:paragraph-properties fo:margin-left="0cm" fo:margin-right="0cm" fo:margin-top="0.494cm" fo:margin-bottom="0cm" fo:text-indent="0.921cm" style:auto-text-indent="false"/>
    </style:style>
    <style:style style:name="P11" style:family="paragraph" style:parent-style-name="內文_20__28_Web_29_">
      <style:paragraph-properties fo:margin-left="0.531cm" fo:margin-right="0cm" fo:margin-top="0.494cm" fo:margin-bottom="0cm" fo:text-indent="0.99cm" style:auto-text-indent="false"/>
      <style:text-properties fo:color="#000000" style:font-name="標楷體" fo:font-size="13.5pt" style:font-name-asian="標楷體" style:font-size-asian="13.5pt" style:font-size-complex="13.5pt"/>
    </style:style>
    <style:style style:name="P12" style:family="paragraph" style:parent-style-name="內文_20__28_Web_29_">
      <style:paragraph-properties fo:margin-left="0cm" fo:margin-right="0cm" fo:margin-top="0.494cm" fo:margin-bottom="0cm" fo:text-indent="0.99cm" style:auto-text-indent="false"/>
      <style:text-properties fo:color="#000000" style:font-name="標楷體" fo:font-size="13.5pt" style:font-name-asian="標楷體" style:font-size-asian="13.5pt" style:font-size-complex="13.5pt"/>
    </style:style>
    <style:style style:name="P13" style:family="paragraph" style:parent-style-name="內文_20__28_Web_29_">
      <style:paragraph-properties fo:margin-top="0cm" fo:margin-bottom="0cm"/>
      <style:text-properties fo:color="#000000" style:font-name="標楷體" fo:font-size="20pt" fo:font-weight="bold" style:font-name-asian="標楷體" style:font-size-asian="20pt" style:font-weight-asian="bold" style:font-size-complex="20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font-name="標楷體" fo:font-size="13.5pt" style:font-name-asian="標楷體" style:font-size-asian="13.5pt" style:font-size-complex="13.5pt"/>
    </style:style>
    <style:style style:name="T3" style:family="text">
      <style:text-properties fo:color="#000000" style:font-name="標楷體" style:font-name-asian="標楷體"/>
    </style:style>
    <style:style style:name="T4" style:family="text">
      <style:text-properties fo:color="#000000" style:font-name="標楷體" fo:font-size="13pt" fo:font-weight="bold" style:font-name-asian="標楷體" style:font-size-asian="13pt" style:font-weight-asian="bold" style:font-size-complex="13pt" style:font-weight-complex="bold"/>
    </style:style>
    <style:style style:name="T5" style:family="text">
      <style:text-properties fo:color="#000000" style:font-name="Times New Roman" fo:font-size="13pt" fo:font-weight="bold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淺談血液透析過濾術</text:p>
      <text:p text:style-name="P2"/>
      <text:p text:style-name="P11">血液透析過濾術( Hemodiafiltration; HDF)是血液透析與血液過濾的結合，這種治療方式可以同時清除小分子及中分子以上的尿毒素。</text:p>
      <text:p text:style-name="P4">傳統的血液透析對小分子清除很容易，但是中大分子就不容易清除，因此長期透析病患</text:p>
      <text:p text:style-name="P11">隨著透析齡( Dialysis ages)延長，伴隨的中大分子尿毒素累積引發的併發症也隨之增加，如Dialysis related amyloidosis (DRS)等神經病變。一般而言透析五年以上DRS的機會就增加，透析十五年以上DRS發生率更可達30~100%。</text:p>
      <text:p text:style-name="P3"><text:span text:style-name="T2">血液透析過濾術可以清除較大分子尿毒素，若加上新的血液透析器(使用合成膜如PEPA ，Polysulfone等)，則可清除更多的中大分子尿毒素，長期併發症也將隨之減少。</text:span><text:span text:style-name="T3"> </text:span></text:p>
      <text:p text:style-name="P5"/>
      <text:p text:style-name="P7">美侖診所</text:p>
      <text:p text:style-name="P8"><text:span text:style-name="T1"></text:span><text:span text:style-name="T4">地址：台南市健康路二段</text:span><text:span text:style-name="T5">237</text:span><text:span text:style-name="T4">號</text:span></text:p>
      <text:p text:style-name="P6"/>
      <text:p text:style-name="P6"><text:span text:style-name="T5">(</text:span><text:span text:style-name="T4">距金華路口約</text:span><text:span text:style-name="T5">50</text:span><text:span text:style-name="T4">公尺，全國電子商店斜對面</text:span><text:span text:style-name="T5">)</text:span></text:p>
      <text:p text:style-name="P6"/>
      <text:p text:style-name="P9"><text:span text:style-name="T1"></text:span><text:span text:style-name="T4">洽詢電話：</text:span><text:span text:style-name="T5">291-5730 </text:span><text:span text:style-name="T4">傳真電話：</text:span><text:span text:style-name="T5">291-1600</text:span></text:p>
      <text:p text:style-name="P7"/>
      <text:p text:style-name="P7"/>
      <text:p text:style-name="P7">血液透析過濾術臨床效益</text:p>
      <text:p text:style-name="P12">1.血壓較為穩定：血液透析過濾術治療過程使用補充液，可以改善治療過程血流動力，所以可以改善血壓，並減少治療中的不舒適。</text:p>
      <text:p text:style-name="P12">2. 改善貧血：根據研究接受血液透析過濾術治療的病患貧血得到改善，可以增進病患生活品質。</text:p>
      <text:p text:style-name="P12"><text:soft-page-break/>3.預防類澱粉病變：由於血液透析過濾術對中大分子的清除率較佳，可以預防中大分子產生的類澱粉病變。</text:p>
      <text:p text:style-name="P12">4.改善神經病變：中大分子尿毒素可能與神經病變有關，使用血液透析過濾術可以改善神經病變。</text:p>
      <text:p text:style-name="P12">5.有學者報告經過血液透析過濾術治療2週至1.5年，肩痛改善率74.8%，腰椎疼痛改善率52.9%，手指疼痛改善率51%，膝部疼痛改善率51%，搔癢症狀改善率69%。</text:p>
      <text:p text:style-name="P7">美侖診所</text:p>
      <text:p text:style-name="P6"><text:span text:style-name="T4">地址：台南市健康路二段</text:span><text:span text:style-name="T5">237</text:span><text:span text:style-name="T4">號</text:span></text:p>
      <text:p text:style-name="P6"><text:span text:style-name="T4">距金華路口約</text:span><text:span text:style-name="T5">50</text:span><text:span text:style-name="T4">公尺，全國電子商店斜對面</text:span><text:span text:style-name="T5">)</text:span></text:p>
      <text:p text:style-name="P6"/>
      <text:p text:style-name="P10"><text:span text:style-name="T1"></text:span><text:span text:style-name="T4">洽詢電話：</text:span><text:span text:style-name="T5">291-5730 </text:span><text:span text:style-name="T4">傳真電話：</text:span><text:span text:style-name="T5">291-1600</text:span></text:p>
      <text:p text:style-name="P1"/>
      <text:p text:style-name="P6"/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新細明體1" style:font-size-asian="12pt" style:language-asian="zh" style:country-asian="TW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內文_20__28_Web_29_" style:display-name="內文 (Web)" style:family="paragraph" style:parent-style-name="Standard">
      <style:paragraph-properties fo:margin-top="0.494cm" fo:margin-bottom="0.21cm" fo:orphans="2" fo:widows="2"/>
      <style:text-properties style:font-name="新細明體" style:letter-kerning="true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9-10-09T16:56:21</meta:creation-date>
    <dc:date>2009-10-09T16:57:09</dc:date>
    <meta:editing-cycles>1</meta:editing-cycles>
    <meta:editing-duration>PT48S</meta:editing-duration>
    <meta:user-defined meta:name="資訊 1"/>
    <meta:user-defined meta:name="資訊 2"/>
    <meta:user-defined meta:name="資訊 3"/>
    <meta:user-defined meta:name="資訊 4"/>
    <meta:document-statistic meta:table-count="0" meta:image-count="0" meta:object-count="0" meta:page-count="2" meta:paragraph-count="19" meta:word-count="339" meta:character-count="763"/>
  </office:meta>
</office:document-meta>
</file>